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26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9047in"/>
    </style:style>
    <style:style style:name="co4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0.7016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498in"/>
    </style:style>
    <style:style style:name="co10" style:family="table-column">
      <style:table-column-properties fo:break-before="auto" style:column-width="0.5953in"/>
    </style:style>
    <style:style style:name="co11" style:family="table-column">
      <style:table-column-properties fo:break-before="auto" style:column-width="0.798in"/>
    </style:style>
    <style:style style:name="co12" style:family="table-column">
      <style:table-column-properties fo:break-before="auto" style:column-width="0.738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map style:condition="is-true-formula(ISEVEN(ROW()))" style:apply-style-name="Accent_20_1" style:base-cell-address="Sheet1.A2"/>
      <style:map style:condition="is-true-formula(ISODD(ROW()))" style:apply-style-name="Accent_20_2" style:base-cell-address="Sheet1.A2"/>
    </style:style>
    <style:style style:name="ce2" style:family="table-cell" style:parent-style-name="Accent_20_2">
      <style:map style:condition="is-true-formula(ISEVEN(ROW()))" style:apply-style-name="Accent_20_1" style:base-cell-address="Sheet1.A2"/>
      <style:map style:condition="is-true-formula(ISODD(ROW()))" style:apply-style-name="Accent_20_2" style:base-cell-address="Sheet1.A2"/>
    </style:style>
    <style:style style:name="ce3" style:family="table-cell" style:parent-style-name="Default">
      <style:map style:condition="is-true-formula(ISEVEN(ROW()))" style:apply-style-name="Accent_20_1" style:base-cell-address="Sheet1.A2"/>
      <style:map style:condition="is-true-formula(ISODD(ROW()))" style:apply-style-name="Accent_20_2" style:base-cell-address="Sheet1.A2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2" table:default-cell-style-name="ce3"/>
        <table:table-row table:style-name="ro1">
          <table:table-cell table:style-name="Heading_20_2" office:value-type="string" calcext:value-type="string">
            <text:p>Family</text:p>
          </table:table-cell>
          <table:table-cell table:style-name="Heading_20_2" office:value-type="string" calcext:value-type="string">
            <text:p>Name</text:p>
          </table:table-cell>
          <table:table-cell table:style-name="Heading_20_2" office:value-type="string" calcext:value-type="string">
            <text:p>Cylinders</text:p>
          </table:table-cell>
          <table:table-cell table:style-name="Heading_20_2" office:value-type="string" calcext:value-type="string">
            <text:p>Displacement</text:p>
          </table:table-cell>
          <table:table-cell table:style-name="Heading_20_2" office:value-type="string" calcext:value-type="string">
            <text:p>Horsepower</text:p>
          </table:table-cell>
          <table:table-cell table:style-name="Heading_20_2" office:value-type="string" calcext:value-type="string">
            <text:p>Torque</text:p>
          </table:table-cell>
          <table:table-cell table:style-name="Heading_20_2" office:value-type="string" calcext:value-type="string">
            <text:p>Complexity</text:p>
          </table:table-cell>
          <table:table-cell table:style-name="Heading_20_2" office:value-type="string" calcext:value-type="string">
            <text:p>Fuel Eff.</text:p>
          </table:table-cell>
          <table:table-cell table:style-name="Heading_20_2" office:value-type="string" calcext:value-type="string">
            <text:p>mB/t</text:p>
          </table:table-cell>
          <table:table-cell table:style-name="Heading_20_2" office:value-type="string" calcext:value-type="string">
            <text:p>Size</text:p>
          </table:table-cell>
          <table:table-cell table:style-name="Heading_20_2" office:value-type="string" calcext:value-type="string">
            <text:p>Prestige</text:p>
          </table:table-cell>
          <table:table-cell table:style-name="Heading_20_2" office:value-type="string" calcext:value-type="string">
            <text:p>Price</text:p>
          </table:table-cell>
          <table:table-cell table:style-name="Default" table:number-columns-repeated="1012"/>
        </table:table-row>
        <table:table-row table:style-name="ro2">
          <table:table-cell table:style-name="ce1" office:value-type="string" calcext:value-type="string">
            <text:p>Placeholding</text:p>
          </table:table-cell>
          <table:table-cell table:style-name="ce1" office:value-type="string" calcext:value-type="string">
            <office:annotation draw:style-name="gr1" draw:text-style-name="P2" svg:width="1.1413in" svg:height="0.7083in" svg:x="2.2728in" svg:y="0in" draw:caption-point-x="-0.2402in" draw:caption-point-y="0.2122in">
              <dc:date>2024-05-14T00:00:00</dc:date>
              <text:p text:style-name="P1"><text:span text:style-name="T1">Nonexistent model, used for assembling this spreadsheet</text:span></text:p>
            </office:annotation>
            <text:p>Dahu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formula="of:=ROUNDUP((([.D2]*(1-[.H2])*0.130434783))*100)/100" office:value-type="float" office:value="0" calcext:value-type="float">
            <text:p>0</text:p>
          </table:table-cell>
          <table:table-cell table:style-name="ce1" table:formula="of:=ROUNDUP(([.D2]*0.108695652)*1000)/100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OUND((([.E2]+[.F2]*3)+([.C2]*(50*[.C2]))+(100+[.D2]*(100*([.D2]*0.75))*(1-[.H2])))*(1+[.G2]+([.G2]*[.G2]))*(1+[.K2])/100)*100"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solvo</text:p>
          </table:table-cell>
          <table:table-cell table:style-name="ce2" office:value-type="string" calcext:value-type="string">
            <text:p>Trabb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ROUNDUP((([.D3]*(1-[.H3])*0.130434783))*100)/100" office:value-type="float" office:value="0.09" calcext:value-type="float">
            <text:p>0.09</text:p>
          </table:table-cell>
          <table:table-cell table:style-name="ce2" table:formula="of:=ROUNDUP(([.D3]*0.108695652)*1000)/1000" office:value-type="float" office:value="0.072" calcext:value-type="float">
            <text:p>0.07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ROUND((([.E3]+[.F3]*3)+([.C3]*(50*[.C3]))+(100+[.D3]*(100*([.D3]*0.75))*(1-[.H3])))*(1+[.G3]+([.G3]*[.G3]))*(1+[.K3])/100)*100" office:value-type="float" office:value="500" calcext:value-type="float">
            <text:p>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solvo</text:p>
          </table:table-cell>
          <table:table-cell office:value-type="string" calcext:value-type="string">
            <text:p>Columb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.7" calcext:value-type="float">
            <text:p>59.7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4]*(1-[.H4])*0.130434783))*100)/100" office:value-type="float" office:value="0.14" calcext:value-type="float">
            <text:p>0.14</text:p>
          </table:table-cell>
          <table:table-cell table:formula="of:=ROUNDUP(([.D4]*0.108695652)*1000)/1000"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table:formula="of:=ROUND((([.E4]+[.F4]*3)+([.C4]*(50*[.C4]))+(100+[.D4]*(100*([.D4]*0.75))*(1-[.H4])))*(1+[.G4]+([.G4]*[.G4]))*(1+[.K4])/100)*100" office:value-type="float" office:value="900" calcext:value-type="float">
            <text:p>9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solvo</text:p>
          </table:table-cell>
          <table:table-cell office:value-type="string" calcext:value-type="string">
            <text:p>Stanley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5]*(1-[.H5])*0.130434783))*100)/100" office:value-type="float" office:value="0.38" calcext:value-type="float">
            <text:p>0.38</text:p>
          </table:table-cell>
          <table:table-cell table:formula="of:=ROUNDUP(([.D5]*0.108695652)*1000)/1000" office:value-type="float" office:value="0.316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table:formula="of:=ROUND((([.E5]+[.F5]*3)+([.C5]*(50*[.C5]))+(100+[.D5]*(100*([.D5]*0.75))*(1-[.H5])))*(1+[.G5]+([.G5]*[.G5]))*(1+[.K5])/100)*100" office:value-type="float" office:value="1800" calcext:value-type="float">
            <text:p>18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solvo</text:p>
          </table:table-cell>
          <table:table-cell office:value-type="string" calcext:value-type="string">
            <text:p>Herebeorht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6]*(1-[.H6])*0.130434783))*100)/100" office:value-type="float" office:value="0.15" calcext:value-type="float">
            <text:p>0.15</text:p>
          </table:table-cell>
          <table:table-cell table:formula="of:=ROUNDUP(([.D6]*0.108695652)*1000)/1000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ROUND((([.E6]+[.F6]*3)+([.C6]*(50*[.C6]))+(100+[.D6]*(100*([.D6]*0.75))*(1-[.H6])))*(1+[.G6]+([.G6]*[.G6]))*(1+[.K6])/100)*100" office:value-type="float" office:value="1200" calcext:value-type="float">
            <text:p>1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solvo</text:p>
          </table:table-cell>
          <table:table-cell office:value-type="string" calcext:value-type="string">
            <text:p>Dunbar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78.4" calcext:value-type="float">
            <text:p>78.4</text:p>
          </table:table-cell>
          <table:table-cell office:value-type="float" office:value="112.3" calcext:value-type="float">
            <text:p>11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7]*(1-[.H7])*0.130434783))*100)/100" office:value-type="float" office:value="0.42" calcext:value-type="float">
            <text:p>0.42</text:p>
          </table:table-cell>
          <table:table-cell table:formula="of:=ROUNDUP(([.D7]*0.108695652)*1000)/1000"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table:formula="of:=ROUND((([.E7]+[.F7]*3)+([.C7]*(50*[.C7]))+(100+[.D7]*(100*([.D7]*0.75))*(1-[.H7])))*(1+[.G7]+([.G7]*[.G7]))*(1+[.K7])/100)*100" office:value-type="float" office:value="3100" calcext:value-type="float">
            <text:p>3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solvo</text:p>
          </table:table-cell>
          <table:table-cell office:value-type="string" calcext:value-type="string">
            <text:p>Flathead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95.4" calcext:value-type="float">
            <text:p>95.4</text:p>
          </table:table-cell>
          <table:table-cell office:value-type="float" office:value="170" calcext:value-type="float">
            <text:p>17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ROUNDUP((([.D8]*(1-[.H8])*0.130434783))*100)/100" office:value-type="float" office:value="0.47" calcext:value-type="float">
            <text:p>0.47</text:p>
          </table:table-cell>
          <table:table-cell table:formula="of:=ROUNDUP(([.D8]*0.108695652)*1000)/1000" office:value-type="float" office:value="0.392" calcext:value-type="float">
            <text:p>0.392</text:p>
          </table:table-cell>
          <table:table-cell office:value-type="float" office:value="0.5" calcext:value-type="float">
            <text:p>0.5</text:p>
          </table:table-cell>
          <table:table-cell table:formula="of:=ROUND((([.E8]+[.F8]*3)+([.C8]*(50*[.C8]))+(100+[.D8]*(100*([.D8]*0.75))*(1-[.H8])))*(1+[.G8]+([.G8]*[.G8]))*(1+[.K8])/100)*100" office:value-type="float" office:value="7700" calcext:value-type="float">
            <text:p>77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Acu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UP((([.D9]*(1-[.H9])*0.130434783))*100)/100" office:value-type="float" office:value="0.14" calcext:value-type="float">
            <text:p>0.14</text:p>
          </table:table-cell>
          <table:table-cell table:formula="of:=ROUNDUP(([.D9]*0.108695652)*1000)/1000"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table:formula="of:=ROUND((([.E9]+[.F9]*3)+([.C9]*(50*[.C9]))+(100+[.D9]*(100*([.D9]*0.75))*(1-[.H9])))*(1+[.G9]+([.G9]*[.G9]))*(1+[.K9])/100)*100" office:value-type="float" office:value="1300" calcext:value-type="float">
            <text:p>1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EcoPowe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42" calcext:value-type="float">
            <text:p>142</text:p>
          </table:table-cell>
          <table:table-cell office:value-type="float" office:value="186" calcext:value-type="float">
            <text:p>1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UP((([.D10]*(1-[.H10])*0.130434783))*100)/100" office:value-type="float" office:value="0.24" calcext:value-type="float">
            <text:p>0.24</text:p>
          </table:table-cell>
          <table:table-cell table:formula="of:=ROUNDUP(([.D10]*0.108695652)*1000)/1000"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table:formula="of:=ROUND((([.E10]+[.F10]*3)+([.C10]*(50*[.C10]))+(100+[.D10]*(100*([.D10]*0.75))*(1-[.H10])))*(1+[.G10]+([.G10]*[.G10]))*(1+[.K10])/100)*100" office:value-type="float" office:value="2000" calcext:value-type="float">
            <text:p>2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Tempest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184" calcext:value-type="float">
            <text:p>184</text:p>
          </table:table-cell>
          <table:table-cell office:value-type="float" office:value="242" calcext:value-type="float">
            <text:p>24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UP((([.D11]*(1-[.H11])*0.130434783))*100)/100" office:value-type="float" office:value="0.46" calcext:value-type="float">
            <text:p>0.46</text:p>
          </table:table-cell>
          <table:table-cell table:formula="of:=ROUNDUP(([.D11]*0.108695652)*1000)/1000" office:value-type="float" office:value="0.381" calcext:value-type="float">
            <text:p>0.381</text:p>
          </table:table-cell>
          <table:table-cell office:value-type="float" office:value="0" calcext:value-type="float">
            <text:p>0</text:p>
          </table:table-cell>
          <table:table-cell table:formula="of:=ROUND((([.E11]+[.F11]*3)+([.C11]*(50*[.C11]))+(100+[.D11]*(100*([.D11]*0.75))*(1-[.H11])))*(1+[.G11]+([.G11]*[.G11]))*(1+[.K11])/100)*100" office:value-type="float" office:value="4100" calcext:value-type="float">
            <text:p>4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Modulus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239" calcext:value-type="float">
            <text:p>239</text:p>
          </table:table-cell>
          <table:table-cell office:value-type="float" office:value="282" calcext:value-type="float">
            <text:p>28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UP((([.D12]*(1-[.H12])*0.130434783))*100)/100" office:value-type="float" office:value="0.61" calcext:value-type="float">
            <text:p>0.61</text:p>
          </table:table-cell>
          <table:table-cell table:formula="of:=ROUNDUP(([.D12]*0.108695652)*1000)/100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ROUND((([.E12]+[.F12]*3)+([.C12]*(50*[.C12]))+(100+[.D12]*(100*([.D12]*0.75))*(1-[.H12])))*(1+[.G12]+([.G12]*[.G12]))*(1+[.K12])/100)*100" office:value-type="float" office:value="6600" calcext:value-type="float">
            <text:p>66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Tit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71" calcext:value-type="float">
            <text:p>271</text:p>
          </table:table-cell>
          <table:table-cell office:value-type="float" office:value="356" calcext:value-type="float">
            <text:p>35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UP((([.D13]*(1-[.H13])*0.130434783))*100)/100" office:value-type="float" office:value="0.92" calcext:value-type="float">
            <text:p>0.92</text:p>
          </table:table-cell>
          <table:table-cell table:formula="of:=ROUNDUP(([.D13]*0.108695652)*1000)/1000" office:value-type="float" office:value="0.761" calcext:value-type="float">
            <text:p>0.761</text:p>
          </table:table-cell>
          <table:table-cell office:value-type="float" office:value="0" calcext:value-type="float">
            <text:p>0</text:p>
          </table:table-cell>
          <table:table-cell table:formula="of:=ROUND((([.E13]+[.F13]*3)+([.C13]*(50*[.C13]))+(100+[.D13]*(100*([.D13]*0.75))*(1-[.H13])))*(1+[.G13]+([.G13]*[.G13]))*(1+[.K13])/100)*100" office:value-type="float" office:value="11200" calcext:value-type="float">
            <text:p>11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Imp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table:formula="of:=ROUNDUP((([.D14]*(1-[.H14])*0.130434783))*100)/100" office:value-type="float" office:value="0.19" calcext:value-type="float">
            <text:p>0.19</text:p>
          </table:table-cell>
          <table:table-cell table:formula="of:=ROUNDUP(([.D14]*0.108695652)*1000)/1000" office:value-type="float" office:value="0.131" calcext:value-type="float">
            <text:p>0.131</text:p>
          </table:table-cell>
          <table:table-cell office:value-type="float" office:value="0.5" calcext:value-type="float">
            <text:p>0.5</text:p>
          </table:table-cell>
          <table:table-cell table:formula="of:=ROUND((([.E14]+[.F14]*3)+([.C14]*(50*[.C14]))+(100+[.D14]*(100*([.D14]*0.75))*(1-[.H14])))*(1+[.G14]+([.G14]*[.G14]))*(1+[.K14])/100)*100" office:value-type="float" office:value="2200" calcext:value-type="float">
            <text:p>2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Soybea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table:formula="of:=ROUNDUP((([.D15]*(1-[.H15])*0.130434783))*100)/100" office:value-type="float" office:value="0.22" calcext:value-type="float">
            <text:p>0.22</text:p>
          </table:table-cell>
          <table:table-cell table:formula="of:=ROUNDUP(([.D15]*0.108695652)*1000)/1000" office:value-type="float" office:value="0.153" calcext:value-type="float">
            <text:p>0.153</text:p>
          </table:table-cell>
          <table:table-cell office:value-type="float" office:value="0.5" calcext:value-type="float">
            <text:p>0.5</text:p>
          </table:table-cell>
          <table:table-cell table:formula="of:=ROUND((([.E15]+[.F15]*3)+([.C15]*(50*[.C15]))+(100+[.D15]*(100*([.D15]*0.75))*(1-[.H15])))*(1+[.G15]+([.G15]*[.G15]))*(1+[.K15])/100)*100" office:value-type="float" office:value="3400" calcext:value-type="float">
            <text:p>34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Ottoyacht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table:formula="of:=ROUNDUP((([.D16]*(1-[.H16])*0.130434783))*100)/100" office:value-type="float" office:value="0.38" calcext:value-type="float">
            <text:p>0.38</text:p>
          </table:table-cell>
          <table:table-cell table:formula="of:=ROUNDUP(([.D16]*0.108695652)*1000)/1000" office:value-type="float" office:value="0.261" calcext:value-type="float">
            <text:p>0.261</text:p>
          </table:table-cell>
          <table:table-cell office:value-type="float" office:value="0.5" calcext:value-type="float">
            <text:p>0.5</text:p>
          </table:table-cell>
          <table:table-cell table:formula="of:=ROUND((([.E16]+[.F16]*3)+([.C16]*(50*[.C16]))+(100+[.D16]*(100*([.D16]*0.75))*(1-[.H16])))*(1+[.G16]+([.G16]*[.G16]))*(1+[.K16])/100)*100" office:value-type="float" office:value="5100" calcext:value-type="float">
            <text:p>5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Cherrybomb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table:formula="of:=ROUNDUP((([.D17]*(1-[.H17])*0.130434783))*100)/100" office:value-type="float" office:value="0.6" calcext:value-type="float">
            <text:p>0.6</text:p>
          </table:table-cell>
          <table:table-cell table:formula="of:=ROUNDUP(([.D17]*0.108695652)*1000)/1000" office:value-type="float" office:value="0.414" calcext:value-type="float">
            <text:p>0.414</text:p>
          </table:table-cell>
          <table:table-cell office:value-type="float" office:value="0.5" calcext:value-type="float">
            <text:p>0.5</text:p>
          </table:table-cell>
          <table:table-cell table:formula="of:=ROUND((([.E17]+[.F17]*3)+([.C17]*(50*[.C17]))+(100+[.D17]*(100*([.D17]*0.75))*(1-[.H17])))*(1+[.G17]+([.G17]*[.G17]))*(1+[.K17])/100)*100" office:value-type="float" office:value="7600" calcext:value-type="float">
            <text:p>76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Appaloosa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303" calcext:value-type="float">
            <text:p>303</text:p>
          </table:table-cell>
          <table:table-cell office:value-type="float" office:value="323" calcext:value-type="float">
            <text:p>323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table:formula="of:=ROUNDUP((([.D18]*(1-[.H18])*0.130434783))*100)/100" office:value-type="float" office:value="0.73" calcext:value-type="float">
            <text:p>0.73</text:p>
          </table:table-cell>
          <table:table-cell table:formula="of:=ROUNDUP(([.D18]*0.108695652)*1000)/1000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formula="of:=ROUND((([.E18]+[.F18]*3)+([.C18]*(50*[.C18]))+(100+[.D18]*(100*([.D18]*0.75))*(1-[.H18])))*(1+[.G18]+([.G18]*[.G18]))*(1+[.K18])/100)*100" office:value-type="float" office:value="12000" calcext:value-type="float">
            <text:p>12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Cheroo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1" calcext:value-type="float">
            <text:p>351</text:p>
          </table:table-cell>
          <table:table-cell office:value-type="float" office:value="482" calcext:value-type="float">
            <text:p>482</text:p>
          </table:table-cell>
          <table:table-cell office:value-type="float" office:value="0.05" calcext:value-type="float">
            <text:p>0.05</text:p>
          </table:table-cell>
          <table:table-cell office:value-type="float" office:value="-0.4" calcext:value-type="float">
            <text:p>-0.4</text:p>
          </table:table-cell>
          <table:table-cell table:formula="of:=ROUNDUP((([.D19]*(1-[.H19])*0.130434783))*100)/100" office:value-type="float" office:value="1.28" calcext:value-type="float">
            <text:p>1.28</text:p>
          </table:table-cell>
          <table:table-cell table:formula="of:=ROUNDUP(([.D19]*0.108695652)*1000)/1000" office:value-type="float" office:value="0.761" calcext:value-type="float">
            <text:p>0.761</text:p>
          </table:table-cell>
          <table:table-cell office:value-type="float" office:value="0.5" calcext:value-type="float">
            <text:p>0.5</text:p>
          </table:table-cell>
          <table:table-cell table:formula="of:=ROUND((([.E19]+[.F19]*3)+([.C19]*(50*[.C19]))+(100+[.D19]*(100*([.D19]*0.75))*(1-[.H19])))*(1+[.G19]+([.G19]*[.G19]))*(1+[.K19])/100)*100" office:value-type="float" office:value="16200" calcext:value-type="float">
            <text:p>16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Eagle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523" calcext:value-type="float">
            <text:p>523</text:p>
          </table:table-cell>
          <table:table-cell office:value-type="float" office:value="376" calcext:value-type="float">
            <text:p>376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table:formula="of:=ROUNDUP((([.D20]*(1-[.H20])*0.130434783))*100)/100" office:value-type="float" office:value="0.82" calcext:value-type="float">
            <text:p>0.82</text:p>
          </table:table-cell>
          <table:table-cell table:formula="of:=ROUNDUP(([.D20]*0.108695652)*1000)/1000" office:value-type="float" office:value="0.566" calcext:value-type="float">
            <text:p>0.566</text:p>
          </table:table-cell>
          <table:table-cell office:value-type="float" office:value="0.5" calcext:value-type="float">
            <text:p>0.5</text:p>
          </table:table-cell>
          <table:table-cell table:formula="of:=ROUND((([.E20]+[.F20]*3)+([.C20]*(50*[.C20]))+(100+[.D20]*(100*([.D20]*0.75))*(1-[.H20])))*(1+[.G20]+([.G20]*[.G20]))*(1+[.K20])/100)*100" office:value-type="float" office:value="17100" calcext:value-type="float">
            <text:p>17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Cavallino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803" calcext:value-type="float">
            <text:p>803</text:p>
          </table:table-cell>
          <table:table-cell office:value-type="float" office:value="431" calcext:value-type="float">
            <text:p>431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table:formula="of:=ROUNDUP((([.D21]*(1-[.H21])*0.130434783))*100)/100" office:value-type="float" office:value="0.99" calcext:value-type="float">
            <text:p>0.99</text:p>
          </table:table-cell>
          <table:table-cell table:formula="of:=ROUNDUP(([.D21]*0.108695652)*1000)/1000" office:value-type="float" office:value="0.685" calcext:value-type="float">
            <text:p>0.685</text:p>
          </table:table-cell>
          <table:table-cell office:value-type="float" office:value="0.5" calcext:value-type="float">
            <text:p>0.5</text:p>
          </table:table-cell>
          <table:table-cell table:formula="of:=ROUND((([.E21]+[.F21]*3)+([.C21]*(50*[.C21]))+(100+[.D21]*(100*([.D21]*0.75))*(1-[.H21])))*(1+[.G21]+([.G21]*[.G21]))*(1+[.K21])/100)*100" office:value-type="float" office:value="24100" calcext:value-type="float">
            <text:p>24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Centaur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62" calcext:value-type="float">
            <text:p>1162</text:p>
          </table:table-cell>
          <table:table-cell office:value-type="float" office:value="642" calcext:value-type="float">
            <text:p>642</text:p>
          </table:table-cell>
          <table:table-cell office:value-type="float" office:value="0.25" calcext:value-type="float">
            <text:p>0.25</text:p>
          </table:table-cell>
          <table:table-cell office:value-type="float" office:value="-0.3" calcext:value-type="float">
            <text:p>-0.3</text:p>
          </table:table-cell>
          <table:table-cell table:formula="of:=ROUNDUP((([.D22]*(1-[.H22])*0.130434783))*100)/100" office:value-type="float" office:value="1.36" calcext:value-type="float">
            <text:p>1.36</text:p>
          </table:table-cell>
          <table:table-cell table:formula="of:=ROUNDUP(([.D22]*0.108695652)*1000)/1000"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table:formula="of:=ROUND((([.E22]+[.F22]*3)+([.C22]*(50*[.C22]))+(100+[.D22]*(100*([.D22]*0.75))*(1-[.H22])))*(1+[.G22]+([.G22]*[.G22]))*(1+[.K22])/100)*100" office:value-type="float" office:value="43800" calcext:value-type="float">
            <text:p>438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uleauxid</text:p>
          </table:table-cell>
          <table:table-cell office:value-type="string" calcext:value-type="string">
            <text:p>Kawaii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37" calcext:value-type="float">
            <text:p>237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3]*(1-[.H23])*0.130434783))*100)/100" office:value-type="float" office:value="0.17" calcext:value-type="float">
            <text:p>0.17</text:p>
          </table:table-cell>
          <table:table-cell table:formula="of:=ROUNDUP(([.D23]*0.108695652)*1000)/1000"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 table:formula="of:=ROUND((([.E23]+[.F23]*3)+([.C23]*(50*[.C23]))+(100+[.D23]*(100*([.D23]*0.75))*(1-[.H23])))*(1+[.G23]+([.G23]*[.G23]))*(1+[.K23])/100)*100" office:value-type="float" office:value="2600" calcext:value-type="float">
            <text:p>26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line</text:p>
          </table:table-cell>
          <table:table-cell office:value-type="string" calcext:value-type="string">
            <text:p>Mule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4]*(1-[.H24])*0.130434783))*100)/100" office:value-type="float" office:value="0.46" calcext:value-type="float">
            <text:p>0.46</text:p>
          </table:table-cell>
          <table:table-cell table:formula="of:=ROUNDUP(([.D24]*0.108695652)*1000)/1000" office:value-type="float" office:value="0.381" calcext:value-type="float">
            <text:p>0.381</text:p>
          </table:table-cell>
          <table:table-cell office:value-type="float" office:value="0" calcext:value-type="float">
            <text:p>0</text:p>
          </table:table-cell>
          <table:table-cell table:formula="of:=ROUND((([.E24]+[.F24]*3)+([.C24]*(50*[.C24]))+(100+[.D24]*(100*([.D24]*0.75))*(1-[.H24])))*(1+[.G24]+([.G24]*[.G24]))*(1+[.K24])/100)*100" office:value-type="float" office:value="2400" calcext:value-type="float">
            <text:p>24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line</text:p>
          </table:table-cell>
          <table:table-cell office:value-type="string" calcext:value-type="string">
            <text:p>Detroit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270" calcext:value-type="float">
            <text:p>270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5]*(1-[.H25])*0.130434783))*100)/100" office:value-type="float" office:value="0.87" calcext:value-type="float">
            <text:p>0.87</text:p>
          </table:table-cell>
          <table:table-cell table:formula="of:=ROUNDUP(([.D25]*0.108695652)*1000)/1000" office:value-type="float" office:value="0.718" calcext:value-type="float">
            <text:p>0.718</text:p>
          </table:table-cell>
          <table:table-cell office:value-type="float" office:value="0" calcext:value-type="float">
            <text:p>0</text:p>
          </table:table-cell>
          <table:table-cell table:formula="of:=ROUND((([.E25]+[.F25]*3)+([.C25]*(50*[.C25]))+(100+[.D25]*(100*([.D25]*0.75))*(1-[.H25])))*(1+[.G25]+([.G25]*[.G25]))*(1+[.K25])/100)*100" office:value-type="float" office:value="7300" calcext:value-type="float">
            <text:p>7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line</text:p>
          </table:table-cell>
          <table:table-cell office:value-type="string" calcext:value-type="string">
            <text:p>International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.8</text:p>
          </table:table-cell>
          <table:table-cell office:value-type="float" office:value="360.5" calcext:value-type="float">
            <text:p>360.5</text:p>
          </table:table-cell>
          <table:table-cell office:value-type="float" office:value="983" calcext:value-type="float">
            <text:p>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6]*(1-[.H26])*0.130434783))*100)/100" office:value-type="float" office:value="1.02" calcext:value-type="float">
            <text:p>1.02</text:p>
          </table:table-cell>
          <table:table-cell table:formula="of:=ROUNDUP(([.D26]*0.108695652)*1000)/1000" office:value-type="float" office:value="0.848" calcext:value-type="float">
            <text:p>0.848</text:p>
          </table:table-cell>
          <table:table-cell office:value-type="float" office:value="-0.15" calcext:value-type="float">
            <text:p>-0.15</text:p>
          </table:table-cell>
          <table:table-cell table:formula="of:=ROUND((([.E26]+[.F26]*3)+([.C26]*(50*[.C26]))+(100+[.D26]*(100*([.D26]*0.75))*(1-[.H26])))*(1+[.G26]+([.G26]*[.G26]))*(1+[.K26])/100)*100" office:value-type="float" office:value="9500" calcext:value-type="float">
            <text:p>9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line</text:p>
          </table:table-cell>
          <table:table-cell office:value-type="string" calcext:value-type="string">
            <text:p>Bullhorn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office:value-type="float" office:value="665" calcext:value-type="float">
            <text:p>665</text:p>
          </table:table-cell>
          <table:table-cell office:value-type="float" office:value="1645.5" calcext:value-type="float">
            <text:p>1645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7]*(1-[.H27])*0.130434783))*100)/100" office:value-type="float" office:value="1.21" calcext:value-type="float">
            <text:p>1.21</text:p>
          </table:table-cell>
          <table:table-cell table:formula="of:=ROUNDUP(([.D27]*0.108695652)*1000)/1000"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table:formula="of:=ROUND((([.E27]+[.F27]*3)+([.C27]*(50*[.C27]))+(100+[.D27]*(100*([.D27]*0.75))*(1-[.H27])))*(1+[.G27]+([.G27]*[.G27]))*(1+[.K27])/100)*100" office:value-type="float" office:value="13600" calcext:value-type="float">
            <text:p>136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fry</text:p>
          </table:table-cell>
          <table:table-cell office:value-type="string" calcext:value-type="string">
            <text:p>Gasper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8]*(1-[.H28])*0.130434783))*100)/100" office:value-type="float" office:value="0.03" calcext:value-type="float">
            <text:p>0.03</text:p>
          </table:table-cell>
          <table:table-cell table:formula="of:=ROUNDUP(([.D28]*0.108695652)*1000)/1000"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table:formula="of:=ROUND((([.E28]+[.F28]*3)+([.C28]*(50*[.C28]))+(100+[.D28]*(100*([.D28]*0.75))*(1-[.H28])))*(1+[.G28]+([.G28]*[.G28]))*(1+[.K28])/100)*100" office:value-type="float" office:value="400" calcext:value-type="float">
            <text:p>4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fry</text:p>
          </table:table-cell>
          <table:table-cell office:value-type="string" calcext:value-type="string">
            <text:p>Mythos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9]*(1-[.H29])*0.130434783))*100)/100" office:value-type="float" office:value="0.08" calcext:value-type="float">
            <text:p>0.08</text:p>
          </table:table-cell>
          <table:table-cell table:formula="of:=ROUNDUP(([.D29]*0.108695652)*1000)/1000"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table:formula="of:=ROUND((([.E29]+[.F29]*3)+([.C29]*(50*[.C29]))+(100+[.D29]*(100*([.D29]*0.75))*(1-[.H29])))*(1+[.G29]+([.G29]*[.G29]))*(1+[.K29])/100)*100" office:value-type="float" office:value="1100" calcext:value-type="float">
            <text:p>1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Micro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60" calcext:value-type="float">
            <text:p>60</text:p>
          </table:table-cell>
          <table:table-cell office:value-type="float" office:value="34.38" calcext:value-type="float">
            <text:p>34.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30]*(1-[.H30])*0.130434783))*100)/100" office:value-type="float" office:value="0.06" calcext:value-type="float">
            <text:p>0.06</text:p>
          </table:table-cell>
          <table:table-cell table:formula="of:=ROUNDUP(([.D30]*0.108695652)*1000)/1000" office:value-type="float" office:value="0.049" calcext:value-type="float">
            <text:p>0.049</text:p>
          </table:table-cell>
          <table:table-cell office:value-type="float" office:value="0.25" calcext:value-type="float">
            <text:p>0.25</text:p>
          </table:table-cell>
          <table:table-cell table:formula="of:=ROUND((([.E30]+[.F30]*3)+([.C30]*(50*[.C30]))+(100+[.D30]*(100*([.D30]*0.75))*(1-[.H30])))*(1+[.G30]+([.G30]*[.G30]))*(1+[.K30])/100)*100" office:value-type="float" office:value="1300" calcext:value-type="float">
            <text:p>1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Compac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61" calcext:value-type="float">
            <text:p>161</text:p>
          </table:table-cell>
          <table:table-cell office:value-type="float" office:value="225.5" calcext:value-type="float">
            <text:p>225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31]*(1-[.H31])*0.130434783))*100)/100" office:value-type="float" office:value="0.16" calcext:value-type="float">
            <text:p>0.16</text:p>
          </table:table-cell>
          <table:table-cell table:formula="of:=ROUNDUP(([.D31]*0.108695652)*1000)/1000" office:value-type="float" office:value="0.131" calcext:value-type="float">
            <text:p>0.131</text:p>
          </table:table-cell>
          <table:table-cell office:value-type="float" office:value="0.25" calcext:value-type="float">
            <text:p>0.25</text:p>
          </table:table-cell>
          <table:table-cell table:formula="of:=ROUND((([.E31]+[.F31]*3)+([.C31]*(50*[.C31]))+(100+[.D31]*(100*([.D31]*0.75))*(1-[.H31])))*(1+[.G31]+([.G31]*[.G31]))*(1+[.K31])/100)*100" office:value-type="float" office:value="2300" calcext:value-type="float">
            <text:p>2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Standard</text:p>
          </table:table-cell>
          <table:table-cell office:value-type="float" office:value="4" calcext:value-type="float">
            <text:p>4</text:p>
          </table:table-cell>
          <table:table-cell office:value-type="float" office:value="2.45" calcext:value-type="float">
            <text:p>2.45</text:p>
          </table:table-cell>
          <table:table-cell office:value-type="float" office:value="328" calcext:value-type="float">
            <text:p>328</text:p>
          </table:table-cell>
          <table:table-cell office:value-type="float" office:value="249.8" calcext:value-type="float">
            <text:p>249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32]*(1-[.H32])*0.130434783))*100)/100" office:value-type="float" office:value="0.32" calcext:value-type="float">
            <text:p>0.32</text:p>
          </table:table-cell>
          <table:table-cell table:formula="of:=ROUNDUP(([.D32]*0.108695652)*1000)/1000" office:value-type="float" office:value="0.267" calcext:value-type="float">
            <text:p>0.267</text:p>
          </table:table-cell>
          <table:table-cell office:value-type="float" office:value="0.25" calcext:value-type="float">
            <text:p>0.25</text:p>
          </table:table-cell>
          <table:table-cell table:formula="of:=ROUND((([.E32]+[.F32]*3)+([.C32]*(50*[.C32]))+(100+[.D32]*(100*([.D32]*0.75))*(1-[.H32])))*(1+[.G32]+([.G32]*[.G32]))*(1+[.K32])/100)*100" office:value-type="float" office:value="3000" calcext:value-type="float">
            <text:p>3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Ultra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563" calcext:value-type="float">
            <text:p>563</text:p>
          </table:table-cell>
          <table:table-cell office:value-type="float" office:value="482.4" calcext:value-type="float">
            <text:p>482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33]*(1-[.H33])*0.130434783))*100)/100" office:value-type="float" office:value="0.55" calcext:value-type="float">
            <text:p>0.55</text:p>
          </table:table-cell>
          <table:table-cell table:formula="of:=ROUNDUP(([.D33]*0.108695652)*1000)/1000" office:value-type="float" office:value="0.457" calcext:value-type="float">
            <text:p>0.457</text:p>
          </table:table-cell>
          <table:table-cell office:value-type="float" office:value="0.25" calcext:value-type="float">
            <text:p>0.25</text:p>
          </table:table-cell>
          <table:table-cell table:formula="of:=ROUND((([.E33]+[.F33]*3)+([.C33]*(50*[.C33]))+(100+[.D33]*(100*([.D33]*0.75))*(1-[.H33])))*(1+[.G33]+([.G33]*[.G33]))*(1+[.K33])/100)*100" office:value-type="float" office:value="5300" calcext:value-type="float">
            <text:p>5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Industrial</text:p>
          </table:table-cell>
          <table:table-cell office:value-type="float" office:value="4" calcext:value-type="float">
            <text:p>4</text:p>
          </table:table-cell>
          <table:table-cell office:value-type="float" office:value="6.15" calcext:value-type="float">
            <text:p>6.15</text:p>
          </table:table-cell>
          <table:table-cell office:value-type="float" office:value="824.7" calcext:value-type="float">
            <text:p>824.7</text:p>
          </table:table-cell>
          <table:table-cell office:value-type="float" office:value="1082.8" calcext:value-type="float">
            <text:p>1082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34]*(1-[.H34])*0.130434783))*100)/100" office:value-type="float" office:value="0.81" calcext:value-type="float">
            <text:p>0.81</text:p>
          </table:table-cell>
          <table:table-cell table:formula="of:=ROUNDUP(([.D34]*0.108695652)*1000)/1000" office:value-type="float" office:value="0.669" calcext:value-type="float">
            <text:p>0.669</text:p>
          </table:table-cell>
          <table:table-cell office:value-type="float" office:value="0.25" calcext:value-type="float">
            <text:p>0.25</text:p>
          </table:table-cell>
          <table:table-cell table:formula="of:=ROUND((([.E34]+[.F34]*3)+([.C34]*(50*[.C34]))+(100+[.D34]*(100*([.D34]*0.75))*(1-[.H34])))*(1+[.G34]+([.G34]*[.G34]))*(1+[.K34])/100)*100" office:value-type="float" office:value="9800" calcext:value-type="float">
            <text:p>98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Ultra Industrial</text:p>
          </table:table-cell>
          <table:table-cell office:value-type="float" office:value="4" calcext:value-type="float">
            <text:p>4</text:p>
          </table:table-cell>
          <table:table-cell office:value-type="float" office:value="8.35" calcext:value-type="float">
            <text:p>8.35</text:p>
          </table:table-cell>
          <table:table-cell office:value-type="float" office:value="563" calcext:value-type="float">
            <text:p>563</text:p>
          </table:table-cell>
          <table:table-cell office:value-type="float" office:value="1680.5" calcext:value-type="float">
            <text:p>168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35]*(1-[.H35])*0.130434783))*100)/100" office:value-type="float" office:value="1.09" calcext:value-type="float">
            <text:p>1.09</text:p>
          </table:table-cell>
          <table:table-cell table:formula="of:=ROUNDUP(([.D35]*0.108695652)*1000)/1000" office:value-type="float" office:value="0.908" calcext:value-type="float">
            <text:p>0.908</text:p>
          </table:table-cell>
          <table:table-cell office:value-type="float" office:value="0.25" calcext:value-type="float">
            <text:p>0.25</text:p>
          </table:table-cell>
          <table:table-cell table:formula="of:=ROUND((([.E35]+[.F35]*3)+([.C35]*(50*[.C35]))+(100+[.D35]*(100*([.D35]*0.75))*(1-[.H35])))*(1+[.G35]+([.G35]*[.G35]))*(1+[.K35])/100)*100" office:value-type="float" office:value="14700" calcext:value-type="float">
            <text:p>14700</text:p>
          </table:table-cell>
          <table:table-cell table:number-columns-repeated="1012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BlueBox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19.5" calcext:value-type="float">
            <text:p>119.5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OUNDUP((([.D45]*(1-[.H45])*0.130434783))*100)/100" office:value-type="float" office:value="0" calcext:value-type="float">
            <text:p>0</text:p>
          </table:table-cell>
          <table:table-cell table:formula="of:=ROUNDUP(([.D45]*0.108695652)*1000)/1000" office:value-type="float" office:value="0.196" calcext:value-type="float">
            <text:p>0.196</text:p>
          </table:table-cell>
          <table:table-cell office:value-type="float" office:value="2" calcext:value-type="float">
            <text:p>2</text:p>
          </table:table-cell>
          <table:table-cell table:formula="of:=ROUND((([.E45]+[.F45]*3)+([.C45]*(50*[.C45]))+(100+[.D45]*(100*([.D45]*0.75))*(1-[.H45])))*(1+[.G45]+([.G45]*[.G45]))*(1+[.K45])/100)*100" office:value-type="float" office:value="475400" calcext:value-type="float">
            <text:p>4754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Knight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1578" calcext:value-type="float">
            <text:p>1578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ROUNDUP((([.D46]*(1-[.H46])*0.130434783))*100)/100" office:value-type="float" office:value="0.46" calcext:value-type="float">
            <text:p>0.46</text:p>
          </table:table-cell>
          <table:table-cell table:formula="of:=ROUNDUP(([.D46]*0.108695652)*1000)/100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([.E46]+[.F46]*3)+([.C46]*(50*[.C46]))+(100+[.D46]*(100*([.D46]*0.75))*(1-[.H46])))*(1+[.G46]+([.G46]*[.G46]))*(1+[.K46])/100)*100" office:value-type="float" office:value="49200" calcext:value-type="float">
            <text:p>49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Odinus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formula="of:=ROUNDUP((([.D47]*(1-[.H47])*0.130434783))*100)/100" office:value-type="float" office:value="0.12" calcext:value-type="float">
            <text:p>0.12</text:p>
          </table:table-cell>
          <table:table-cell table:formula="of:=ROUNDUP(([.D47]*0.108695652)*1000)/1000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ROUND((([.E47]+[.F47]*3)+([.C47]*(50*[.C47]))+(100+[.D47]*(100*([.D47]*0.75))*(1-[.H47])))*(1+[.G47]+([.G47]*[.G47]))*(1+[.K47])/100)*100" office:value-type="float" office:value="23900" calcext:value-type="float">
            <text:p>239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categorized</text:p>
          </table:table-cell>
          <table:table-cell office:value-type="string" calcext:value-type="string">
            <text:p>Anchov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UP((([.D48]*(1-[.H48])*0.130434783))*100)/100" office:value-type="float" office:value="0" calcext:value-type="float">
            <text:p>0</text:p>
          </table:table-cell>
          <table:table-cell table:formula="of:=ROUNDUP(([.D48]*0.108695652)*1000)/1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([.E48]+[.F48]*3)+([.C48]*(50*[.C48]))+(100+[.D48]*(100*([.D48]*0.75))*(1-[.H48])))*(1+[.G48]+([.G48]*[.G48]))*(1+[.K48])/100)*100" office:value-type="float" office:value="600" calcext:value-type="float">
            <text:p>6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line</text:p>
          </table:table-cell>
          <table:table-cell office:value-type="string" calcext:value-type="string">
            <text:p>Wormy</text:p>
          </table:table-cell>
          <table:table-cell office:value-type="float" office:value="128" calcext:value-type="float">
            <text:p>128</text:p>
          </table:table-cell>
          <table:table-cell office:value-type="float" office:value="102.4" calcext:value-type="float">
            <text:p>102.4</text:p>
          </table:table-cell>
          <table:table-cell office:value-type="float" office:value="5258" calcext:value-type="float">
            <text:p>5258</text:p>
          </table:table-cell>
          <table:table-cell office:value-type="float" office:value="6204" calcext:value-type="float">
            <text:p>6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49]*(1-[.H49])*0.130434783))*100)/100" office:value-type="float" office:value="13.36" calcext:value-type="float">
            <text:p>13.36</text:p>
          </table:table-cell>
          <table:table-cell table:formula="of:=ROUNDUP(([.D49]*0.108695652)*1000)/1000" office:value-type="float" office:value="11.131" calcext:value-type="float">
            <text:p>11.131</text:p>
          </table:table-cell>
          <table:table-cell office:value-type="float" office:value="-0.2" calcext:value-type="float">
            <text:p>-0.2</text:p>
          </table:table-cell>
          <table:table-cell table:formula="of:=ROUND((([.E49]+[.F49]*3)+([.C49]*(50*[.C49]))+(100+[.D49]*(100*([.D49]*0.75))*(1-[.H49])))*(1+[.G49]+([.G49]*[.G49]))*(1+[.K49])/100)*100" office:value-type="float" office:value="1303700" calcext:value-type="float">
            <text:p>1303700</text:p>
          </table:table-cell>
          <table:table-cell table:number-columns-repeated="101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MJ1048576">
            <calcext:condition calcext:apply-style-name="Accent 1" calcext:value="formula-is(ISEVEN(ROW()))" calcext:base-cell-address="Sheet1.A2"/>
            <calcext:condition calcext:apply-style-name="Accent 2" calcext:value="formula-is(ISODD(ROW()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ffffff" style:diagonal-bl-tr="none" style:diagonal-tl-br="none" fo:border="0.06pt solid #b2b2b2"/>
      <style:text-properties style:use-window-font-color="true"/>
    </style:style>
    <style:style style:name="Accent_20_2" style:display-name="Accent 2" style:family="table-cell" style:parent-style-name="Accent">
      <style:table-cell-properties fo:background-color="#dddddd" style:diagonal-bl-tr="none" style:diagonal-tl-br="none" fo:border="0.06pt solid #b2b2b2"/>
      <style:text-properties style:use-window-font-color="true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729fc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4:22:43.187156734</meta:creation-date>
    <dc:date>2024-05-22T21:14:43.608082977</dc:date>
    <meta:editing-duration>PT19H49M19S</meta:editing-duration>
    <meta:editing-cycles>16</meta:editing-cycles>
    <meta:generator>LibreOffice/24.2.2.2$Linux_X86_64 LibreOffice_project/420$Build-2</meta:generator>
    <meta:document-statistic meta:table-count="1" meta:cell-count="480" meta:object-count="0"/>
  </office:meta>
</office:document-meta>
</file>